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Team Lab – POS-Tagger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A Baseline</text:p>
            <text:p>Tanishq Quraishi, Florian Omiecienski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Method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Data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Results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Outlook to advanced project</text:p>
          </draw:text-box>
        </draw:frame>
        <draw:frame presentation:style-name="pr4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1T15:36:07.341674092</meta:creation-date>
    <dc:date>2023-05-21T15:38:31.746457190</dc:date>
    <meta:editing-duration>PT2M26S</meta:editing-duration>
    <meta:editing-cycles>1</meta:editing-cycles>
    <meta:document-statistic meta:object-count="41"/>
    <meta:generator>LibreOffice/7.5.3.2$Linux_X86_64 LibreOffice_project/67bf5ab3e8553b11738d1302ab7051a12dd8b40d</meta:generator>
  </office:meta>
</office:document-meta>
</file>